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99ccff"/>
    </style:style>
    <style:style style:name="ce23" style:family="table-cell" style:parent-style-name="Default" style:data-style-name="N11"/>
    <style:style style:name="ce24" style:family="table-cell" style:parent-style-name="Default">
      <style:text-properties style:font-name="Liberation Sans" style:font-name-asian="WenQuanYi Zen Hei" style:font-name-complex="Lohit Devanagari"/>
    </style:style>
    <style:style style:name="ce25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6" style:family="table-cell" style:parent-style-name="Default" style:data-style-name="N11">
      <style:text-properties fo:font-weight="bold" style:font-weight-asian="bold" style:font-weight-complex="bold"/>
    </style:style>
    <style:style style:name="ce27" style:family="table-cell" style:parent-style-name="Default" style:data-style-name="N121"/>
    <style:style style:name="ce30" style:family="table-cell" style:parent-style-name="Default" style:data-style-name="N2"/>
    <style:style style:name="ce35" style:family="table-cell" style:parent-style-name="Default" style:data-style-name="N119">
      <style:text-properties fo:font-weight="bold" style:font-weight-asian="bold" style:font-weight-complex="bold"/>
    </style:style>
    <style:style style:name="ce37" style:family="table-cell" style:parent-style-name="Default" style:data-style-name="N2">
      <style:text-properties fo:font-weight="normal" style:font-weight-asian="normal" style:font-weight-complex="normal"/>
    </style:style>
    <style:style style:name="ce38" style:family="table-cell" style:parent-style-name="Default" style:data-style-name="N2">
      <style:text-properties fo:font-weight="bold" style:font-weight-asian="bold" style:font-weight-complex="bold"/>
    </style:style>
    <style:style style:name="ce39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7"/>
          <table:table-cell table:style-name="ce21" table:number-columns-repeated="10"/>
          <table:table-cell table:style-name="ce21" office:value-type="string" calcext:value-type="string">
            <text:p>GRM21BR71A106KA73L</text:p>
          </table:table-cell>
          <table:table-cell table:style-name="ce21"/>
          <table:table-cell table:style-name="ce21" office:value-type="string" calcext:value-type="string">
            <text:p>GRM155Z71A105KE01</text:p>
          </table:table-cell>
          <table:table-cell table:style-name="ce21"/>
          <table:table-cell table:style-name="ce21" office:value-type="string" calcext:value-type="string">
            <text:p>GRM155Z71A105KE01J</text:p>
          </table:table-cell>
          <table:table-cell table:style-name="ce21"/>
          <table:table-cell table:style-name="ce21" office:value-type="string" calcext:value-type="string">
            <text:p>CL10B225KP8NNNC</text:p>
          </table:table-cell>
          <table:table-cell table:style-name="ce21"/>
          <table:table-cell table:style-name="ce21" office:value-type="string" calcext:value-type="string">
            <text:p>CL05B104KA5NNNC</text:p>
          </table:table-cell>
          <table:table-cell table:style-name="ce21"/>
          <table:table-cell table:style-name="ce21" office:value-type="string" calcext:value-type="string">
            <text:p>CL05A475MP5NRN</text:p>
          </table:table-cell>
          <table:table-cell table:style-name="ce21" table:number-columns-repeated="1002"/>
        </table:table-row>
        <table:table-row table:style-name="ro1">
          <table:table-cell table:style-name="ce18" office:value-type="string" calcext:value-type="string">
            <text:p>Capacitance</text:p>
          </table:table-cell>
          <table:table-cell table:style-name="ce22" table:number-columns-repeated="1023"/>
        </table:table-row>
        <table:table-row table:style-name="ro1">
          <table:table-cell table:style-name="ce19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20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Min (-) Initial Tolerance (%)</text:p>
          </table:table-cell>
          <table:table-cell table:style-name="ce23" office:value-type="percentage" office:value="0.2" calcext:value-type="percentage">
            <text:p>20.00%</text:p>
          </table:table-cell>
          <table:table-cell table:number-columns-repeated="9"/>
          <table:table-cell table:style-name="ce23" office:value-type="percentage" office:value="0.1" calcext:value-type="percentage">
            <text:p>10.00%</text:p>
          </table:table-cell>
          <table:table-cell/>
          <table:table-cell table:style-name="ce23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Max (+) Initial Tolerance (%)</text:p>
          </table:table-cell>
          <table:table-cell table:style-name="ce23" office:value-type="percentage" office:value="0.2" calcext:value-type="percentage">
            <text:p>20.00%</text:p>
          </table:table-cell>
          <table:table-cell table:number-columns-repeated="9"/>
          <table:table-cell table:style-name="ce23" office:value-type="percentage" office:value="0.1" calcext:value-type="percentage">
            <text:p>10.00%</text:p>
          </table:table-cell>
          <table:table-cell/>
          <table:table-cell table:style-name="ce23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Min (-) Temperature Coefficient (%)</text:p>
          </table:table-cell>
          <table:table-cell table:style-name="ce23" office:value-type="percentage" office:value="0.15" calcext:value-type="percentage">
            <text:p>15.00%</text:p>
          </table:table-cell>
          <table:table-cell/>
          <table:table-cell table:style-name="ce20" office:value-type="string" calcext:value-type="string">
            <text:p>X7R and X5R are +/- 15%</text:p>
          </table:table-cell>
          <table:table-cell table:number-columns-repeated="7"/>
          <table:table-cell table:style-name="ce23" office:value-type="percentage" office:value="0.15" calcext:value-type="percentage">
            <text:p>15.00%</text:p>
          </table:table-cell>
          <table:table-cell/>
          <table:table-cell table:style-name="ce23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Max (+) Temperature Coefficient (%)</text:p>
          </table:table-cell>
          <table:table-cell table:style-name="ce23" office:value-type="percentage" office:value="0.15" calcext:value-type="percentage">
            <text:p>15.00%</text:p>
          </table:table-cell>
          <table:table-cell table:number-columns-repeated="9"/>
          <table:table-cell table:style-name="ce23" office:value-type="percentage" office:value="0.15" calcext:value-type="percentage">
            <text:p>15.00%</text:p>
          </table:table-cell>
          <table:table-cell/>
          <table:table-cell table:style-name="ce23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ax Capacitance</text:p>
          </table:table-cell>
          <table:table-cell table:style-name="ce24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4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8" office:value-type="string" calcext:value-type="string">
            <text:p>Leakage Current</text:p>
          </table:table-cell>
          <table:table-cell table:style-name="ce22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Inrush Current</text:p>
          </table:table-cell>
          <table:table-cell table:style-name="ce22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Total Capacitance (uF)</text:p>
          </table:table-cell>
          <table:table-cell table:style-name="ce20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Total ESR (mOhms)</text:p>
          </table:table-cell>
          <table:table-cell table:style-name="ce20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Capacitance Formula Inrush (A)</text:p>
          </table:table-cell>
          <table:table-cell table:style-name="ce20" table:formula="of:=[.D28] * [.D31] / [.D32]" office:value-type="float" office:value="10000" calcext:value-type="float">
            <text:p>1000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0" office:value-type="string" calcext:value-type="string">
            <text:p>ESR Formula Inrush (A)</text:p>
          </table:table-cell>
          <table:table-cell table:style-name="ce20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Inrush Current (A)</text:p>
          </table:table-cell>
          <table:table-cell table:style-name="ce20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8" office:value-type="string" calcext:value-type="string">
            <text:p>Power Plane Target Impedance</text:p>
          </table:table-cell>
          <table:table-cell table:style-name="ce22" table:number-columns-repeated="4"/>
          <table:table-cell table:style-name="ce18" office:value-type="string" calcext:value-type="string">
            <text:p>Electromagnetic Compatibility Engineering (Henry Ott), p445-447</text:p>
          </table:table-cell>
          <table:table-cell table:style-name="ce22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20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0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 table:style-name="ce20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Bypass Capacitors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20"/>
        </table:table-row>
        <table:table-row table:style-name="ro1">
          <table:table-cell table:style-name="ce19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0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20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20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20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Number of Capacitors</text:p>
          </table:table-cell>
          <table:table-cell table:style-name="ce20"/>
          <table:table-cell table:style-name="ce20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20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20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20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ach Capacitor (Cbyp, nF)</text:p>
          </table:table-cell>
          <table:table-cell/>
          <table:table-cell table:style-name="ce20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Resistance</text:p>
          </table:table-cell>
          <table:table-cell table:style-name="ce22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3" office:value-type="percentage" office:value="0.001" calcext:value-type="percentage">
            <text:p>0.10%</text:p>
          </table:table-cell>
          <table:table-cell table:number-columns-repeated="3"/>
          <table:table-cell table:style-name="ce20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20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0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Initial Resistance</text:p>
          </table:table-cell>
          <table:table-cell/>
          <table:table-cell table:style-name="ce20" table:formula="of:=[.D2] * (1 - [.D3])" office:value-type="float" office:value="4295.7" calcext:value-type="float">
            <text:p>4295.7</text:p>
          </table:table-cell>
          <table:table-cell table:style-name="ce20" table:formula="of:=[.D2]" office:value-type="float" office:value="4300" calcext:value-type="float">
            <text:p>4300</text:p>
          </table:table-cell>
          <table:table-cell table:style-name="ce20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sistance Range</text:p>
          </table:table-cell>
          <table:table-cell/>
          <table:table-cell table:style-name="ce20" table:formula="of:=[.C12] * (1 + [.F4] * [.D9])" office:value-type="float" office:value="4293.0151875" calcext:value-type="float">
            <text:p>4293.0151875</text:p>
          </table:table-cell>
          <table:table-cell table:style-name="ce20" table:formula="of:=[.D2]" office:value-type="float" office:value="4300" calcext:value-type="float">
            <text:p>4300</text:p>
          </table:table-cell>
          <table:table-cell table:style-name="ce20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rror (%)</text:p>
          </table:table-cell>
          <table:table-cell/>
          <table:table-cell table:style-name="ce26" table:formula="of:=[.C13] / [.$D$2] - 1" office:value-type="percentage" office:value="-0.00162437500000001" calcext:value-type="percentage">
            <text:p>-0.16%</text:p>
          </table:table-cell>
          <table:table-cell table:style-name="ce26"/>
          <table:table-cell table:style-name="ce26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Resistive Divider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Output Voltage (Vout, V)</text:p>
          </table:table-cell>
          <table:table-cell/>
          <table:table-cell table:style-name="ce20" table:formula="of:=[.C18] * [.C20] / ([.E19] + [.C20])" office:value-type="float" office:value="2.47523953509234" calcext:value-type="float">
            <text:p>2.47523953509234</text:p>
          </table:table-cell>
          <table:table-cell table:style-name="ce20" table:formula="of:=[.D18] * [.D20] / ([.D19] + [.D20])" office:value-type="float" office:value="2.51596638655462" calcext:value-type="float">
            <text:p>2.51596638655462</text:p>
          </table:table-cell>
          <table:table-cell table:style-name="ce20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Thermal Noise</text:p>
          </table:table-cell>
          <table:table-cell table:style-name="ce22"/>
          <table:table-cell table:style-name="ce18" table:number-columns-repeated="3"/>
          <table:table-cell table:style-name="ce22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56400" calcext:value-type="float">
            <text:p>56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Noise Voltage (uVrms)</text:p>
          </table:table-cell>
          <table:table-cell/>
          <table:table-cell table:style-name="ce20" table:formula="of:=1000000 * SQRT(4 * 1.380649E-023 * (273.15 + [.C27]) * [.$D$25] * [.$D$26])" office:value-type="float" office:value="2.25937030555011" calcext:value-type="float">
            <text:p>2.25937030555011</text:p>
          </table:table-cell>
          <table:table-cell table:style-name="ce20" table:formula="of:=1000000 * SQRT(4 * 1.380649E-023 * (273.15 + [.D27]) * [.$D$25] * [.$D$26])" office:value-type="float" office:value="2.36050117542898" calcext:value-type="float">
            <text:p>2.36050117542898</text:p>
          </table:table-cell>
          <table:table-cell table:style-name="ce20" table:formula="of:=1000000 * SQRT(4 * 1.380649E-023 * (273.15 + [.E27]) * [.$D$25] * [.$D$26])" office:value-type="float" office:value="2.53237965520212" calcext:value-type="float">
            <text:p>2.53237965520212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CMOS Dynamic Switching Power Dissipation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Power (P, W)</text:p>
          </table:table-cell>
          <table:table-cell/>
          <table:table-cell table:style-name="ce20" table:formula="of:=[.C2] * [.C2] * [.C3] * [.C4] / 1000000 * [.C5]" office:value-type="float" office:value="0.00049141125" calcext:value-type="float">
            <text:p>0.00049141125</text:p>
          </table:table-cell>
          <table:table-cell table:style-name="ce20" table:formula="of:=[.D2] * [.D2] * [.D3] * [.D4] / 1000000 * [.D5]" office:value-type="float" office:value="0.01225125" calcext:value-type="float">
            <text:p>0.01225125</text:p>
          </table:table-cell>
          <table:table-cell table:style-name="ce20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urrent (I, mA)</text:p>
          </table:table-cell>
          <table:table-cell/>
          <table:table-cell table:style-name="ce20" table:formula="of:=[.C8] / [.C2] * 1000" office:value-type="float" office:value="0.15675" calcext:value-type="float">
            <text:p>0.15675</text:p>
          </table:table-cell>
          <table:table-cell table:style-name="ce20" table:formula="of:=[.D8] / [.D2] * 1000" office:value-type="float" office:value="3.7125" calcext:value-type="float">
            <text:p>3.7125</text:p>
          </table:table-cell>
          <table:table-cell table:style-name="ce20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inimal Bypass Capacitance (Cb, nF)</text:p>
          </table:table-cell>
          <table:table-cell/>
          <table:table-cell table:style-name="ce20" table:formula="of:=1000 * [.C9] / ([.C3] * [.D6])" office:value-type="float" office:value="1.5675" calcext:value-type="float">
            <text:p>1.5675</text:p>
          </table:table-cell>
          <table:table-cell table:style-name="ce20" table:formula="of:=1000 * [.D9] / ([.D3] * [.D6])" office:value-type="float" office:value="14.85" calcext:value-type="float">
            <text:p>14.85</text:p>
          </table:table-cell>
          <table:table-cell table:style-name="ce20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0"/>
        <table:table-column table:style-name="co2" table:default-cell-style-name="Default"/>
        <table:table-column table:style-name="co2" table:default-cell-style-name="ce30"/>
        <table:table-column table:style-name="co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default-cell-style-name="ce23"/>
        <table:table-column table:style-name="co2" table:default-cell-style-name="ce30"/>
        <table:table-column table:style-name="co2" table:number-columns-repeated="1013" table:default-cell-style-name="Default"/>
        <table:table-row table:style-name="ro1">
          <table:table-cell table:style-name="ce18" office:value-type="string" calcext:value-type="string">
            <text:p>Voltage Rails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/>
          <table:table-cell table:style-name="ce18" office:value-type="string" calcext:value-type="string">
            <text:p>P Efficiency (Normal / Suspend)</text:p>
          </table:table-cell>
          <table:table-cell table:style-name="ce18" table:number-columns-repeated="2"/>
          <table:table-cell table:style-name="ce18" office:value-type="string" calcext:value-type="string">
            <text:p>I Factor (Normal / Suspend)</text:p>
          </table:table-cell>
          <table:table-cell table:style-name="ce22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27" table:formula="of:=4.35 - (1.5 * (0.02 + 0.05 * 1.2))" office:value-type="float" office:value="4.23" calcext:value-type="float">
            <text:p>4.230</text:p>
          </table:table-cell>
          <table:table-cell table:style-name="ce27" office:value-type="float" office:value="5" calcext:value-type="float">
            <text:p>5.000</text:p>
          </table:table-cell>
          <table:table-cell table:style-name="ce27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0" office:value-type="float" office:value="1" calcext:value-type="float">
            <text:p>1.00</text:p>
          </table:table-cell>
          <table:table-cell/>
          <table:table-cell table:style-name="ce30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27" table:formula="of:=[.D3] * 0.95" office:value-type="float" office:value="3.42" calcext:value-type="float">
            <text:p>3.420</text:p>
          </table:table-cell>
          <table:table-cell table:style-name="ce27" table:formula="of:=3.6" office:value-type="float" office:value="3.6" calcext:value-type="float">
            <text:p>3.600</text:p>
          </table:table-cell>
          <table:table-cell table:style-name="ce27" table:formula="of:=[.D3] * 1.05" office:value-type="float" office:value="3.78" calcext:value-type="float">
            <text:p>3.780</text:p>
          </table:table-cell>
          <table:table-cell table:style-name="Default"/>
          <table:table-cell table:style-name="ce30" table:formula="of:=[.$G2]" office:value-type="float" office:value="1" calcext:value-type="float">
            <text:p>1.00</text:p>
          </table:table-cell>
          <table:table-cell table:style-name="ce30" table:formula="of:=[.$H2]" office:value-type="float" office:value="1" calcext:value-type="float">
            <text:p>1.00</text:p>
          </table:table-cell>
          <table:table-cell/>
          <table:table-cell table:style-name="ce30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27" table:formula="of:=[.D4] * 0.95" office:value-type="float" office:value="3.135" calcext:value-type="float">
            <text:p>3.135</text:p>
          </table:table-cell>
          <table:table-cell table:style-name="ce27" table:formula="of:=3.3" office:value-type="float" office:value="3.3" calcext:value-type="float">
            <text:p>3.300</text:p>
          </table:table-cell>
          <table:table-cell table:style-name="ce27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30" office:value-type="float" office:value="0.9" calcext:value-type="float">
            <text:p>0.90</text:p>
          </table:table-cell>
          <table:table-cell table:style-name="ce30" office:value-type="float" office:value="0.8" calcext:value-type="float">
            <text:p>0.80</text:p>
          </table:table-cell>
          <table:table-cell/>
          <table:table-cell table:style-name="ce30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27" table:formula="of:=[.D5] * 0.95" office:value-type="float" office:value="2.66" calcext:value-type="float">
            <text:p>2.660</text:p>
          </table:table-cell>
          <table:table-cell table:style-name="ce27" office:value-type="float" office:value="2.8" calcext:value-type="float">
            <text:p>2.800</text:p>
          </table:table-cell>
          <table:table-cell table:style-name="ce27" table:formula="of:=[.D5] * 1.05" office:value-type="float" office:value="2.94" calcext:value-type="float">
            <text:p>2.940</text:p>
          </table:table-cell>
          <table:table-cell table:style-name="Default"/>
          <table:table-cell table:style-name="ce30" table:formula="of:=[.$G4]" office:value-type="float" office:value="0.9" calcext:value-type="float">
            <text:p>0.90</text:p>
          </table:table-cell>
          <table:table-cell table:style-name="ce30" table:formula="of:=[.$H4]" office:value-type="float" office:value="0.8" calcext:value-type="float">
            <text:p>0.80</text:p>
          </table:table-cell>
          <table:table-cell/>
          <table:table-cell table:style-name="ce30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8" office:value-type="string" calcext:value-type="string">
            <text:p>Normal Operation</text:p>
          </table:table-cell>
          <table:table-cell table:style-name="ce22"/>
          <table:table-cell table:style-name="ce18"/>
          <table:table-cell table:style-name="ce18" office:value-type="string" calcext:value-type="string">
            <text:p>mA (seen by regulator)</text:p>
          </table:table-cell>
          <table:table-cell table:style-name="ce22"/>
          <table:table-cell table:style-name="ce18" office:value-type="string" calcext:value-type="string">
            <text:p>mA (seen by USB)</text:p>
          </table:table-cell>
          <table:table-cell table:style-name="ce22"/>
          <table:table-cell table:style-name="ce18" office:value-type="string" calcext:value-type="string">
            <text:p>Pre-Enumeration ?</text:p>
          </table:table-cell>
          <table:table-cell table:style-name="ce18"/>
          <table:table-cell table:style-name="ce18" office:value-type="string" calcext:value-type="string">
            <text:p>USB Suspend ?</text:p>
          </table:table-cell>
          <table:table-cell table:style-name="ce22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2 / [.$D17] * [.$J$2] / [.$K$4]" office:value-type="percentage" office:value="0.0976623376623377" calcext:value-type="percentage">
            <text:p>9.77%</text:p>
          </table:table-cell>
          <table:table-cell table:formula="of:=[.$D17] * [.$J17]" office:value-type="float" office:value="0.195324675324675" calcext:value-type="float">
            <text:p>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300 * 2 * 0.98) + 2.5 * 1.05 / (4300 * 2 * 0.98) + [.$E$3] / (4300 + 1800))" office:value-type="float" office:value="1.37963890855618" calcext:value-type="float">
            <text:p>1.38</text:p>
          </table:table-cell>
          <table:table-cell/>
          <table:table-cell table:formula="of:=[.$D23] * [.$J$3]" office:value-type="float" office:value="1.37963890855618" calcext:value-type="float">
            <text:p>1.3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19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19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19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5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19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19"/>
          <table:table-cell table:number-columns-repeated="1011"/>
        </table:table-row>
        <table:table-row table:style-name="ro1">
          <table:table-cell table:number-columns-repeated="12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9] * [.$J$2]" office:value-type="float" office:value="3" calcext:value-type="float">
            <text:p>3.00</text:p>
          </table:table-cell>
          <table:table-cell/>
          <table:table-cell table:formula="of:=0.001 / [.$D39]" office:value-type="percentage" office:value="0.000333333333333333" calcext:value-type="percentage">
            <text:p>0.03%</text:p>
          </table:table-cell>
          <table:table-cell/>
          <table:table-cell table:formula="of:=[.$H39] * [.$J$2] / [.$K$4]" office:value-type="percentage" office:value="0.000325541125541126" calcext:value-type="percentage">
            <text:p>0.03%</text:p>
          </table:table-cell>
          <table:table-cell table:formula="of:=[.$D39] * [.$J39]" office:value-type="float" office:value="0.000976623376623376" calcext:value-type="float">
            <text:p>0.00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2] / (8 * 0.9)" office:value-type="float" office:value="763.888888888889" calcext:value-type="float">
            <text:p>763.89</text:p>
          </table:table-cell>
          <table:table-cell/>
          <table:table-cell table:formula="of:=[.$D40] * [.$J$2]" office:value-type="float" office:value="763.888888888889" calcext:value-type="float">
            <text:p>763.8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19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3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3] * [.$K$5] / [.$K$4]" office:value-type="percentage" office:value="0.0145" calcext:value-type="percentage">
            <text:p>1.45%</text:p>
          </table:table-cell>
          <table:table-cell table:formula="of:=[.$D43] * [.$J43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4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4] * [.$K$5] / [.$K$4]" office:value-type="percentage" office:value="0.000122264454500184" calcext:value-type="percentage">
            <text:p>0.01%</text:p>
          </table:table-cell>
          <table:table-cell table:formula="of:=[.$D44] * [.$J44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5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5] * [.$K$5] / [.$K$4]" office:value-type="percentage" office:value="0.0416666666666667" calcext:value-type="percentage">
            <text:p>4.17%</text:p>
          </table:table-cell>
          <table:table-cell table:formula="of:=[.$D45] * [.$J45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6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0"/>
          <table:table-cell table:formula="of:=(0.001 * 4 + 0.0005) / [.$D46] * [.$K$5] / [.$K$4]" office:value-type="percentage" office:value="0.0128939828080229" calcext:value-type="percentage">
            <text:p>1.29%</text:p>
          </table:table-cell>
          <table:table-cell table:formula="of:=[.$D46] * [.$J46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7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0"/>
          <table:table-cell office:value-type="percentage" office:value="1" calcext:value-type="percentage">
            <text:p>100.00%</text:p>
          </table:table-cell>
          <table:table-cell table:formula="of:=[.$D47] * [.$J47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0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0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1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0"/>
          <table:table-cell table:formula="of:=(2 * 0.03) / [.$D51]" office:value-type="percentage" office:value="0.00285714285714286" calcext:value-type="percentage">
            <text:p>0.29%</text:p>
          </table:table-cell>
          <table:table-cell table:formula="of:=[.$D51] * [.$J51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2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0"/>
          <table:table-cell office:value-type="percentage" office:value="0" calcext:value-type="percentage">
            <text:p>0.00%</text:p>
          </table:table-cell>
          <table:table-cell table:formula="of:=[.$D52] * [.$J5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4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0"/>
          <table:table-cell table:formula="of:=(0.001 * 10 + 0.0033) / [.$D54]" office:value-type="percentage" office:value="0.000505664968443464" calcext:value-type="percentage">
            <text:p>0.05%</text:p>
          </table:table-cell>
          <table:table-cell table:formula="of:=[.$D54] * [.$J54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500mA/100mA Budget Remaining</text:p>
          </table:table-cell>
          <table:table-cell table:number-columns-repeated="2"/>
          <table:table-cell table:style-name="ce35"/>
          <table:table-cell table:style-name="ce39"/>
          <table:table-cell table:style-name="ce35" table:formula="of:=500 - SUM([.F8:.F55])" office:value-type="float" office:value="-935.944586392898" calcext:value-type="float">
            <text:p>-935.94</text:p>
          </table:table-cell>
          <table:table-cell table:style-name="ce39" table:formula="of:=[.F56] / 500" office:value-type="percentage" office:value="-1.8718891727858" calcext:value-type="percentage">
            <text:p>-187.19%</text:p>
          </table:table-cell>
          <table:table-cell table:style-name="ce35" table:formula="of:=100 - SUMPRODUCT([.F8:.F55]; [.H8:.H55])" office:value-type="float" office:value="13.7935848055362" calcext:value-type="float">
            <text:p>13.79</text:p>
          </table:table-cell>
          <table:table-cell table:style-name="ce35"/>
          <table:table-cell table:style-name="ce35" table:formula="of:=2.5 - (SUMPRODUCT([.D8:.D55]; [.J8:.J55]) * [.$K$4])" office:value-type="float" office:value="-0.0970656570371768" calcext:value-type="float">
            <text:p>-0.1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0" office:value-type="string" calcext:value-type="string">
            <text:p>1.5A Budget Remaining</text:p>
          </table:table-cell>
          <table:table-cell table:number-columns-repeated="2"/>
          <table:table-cell table:style-name="ce35"/>
          <table:table-cell table:style-name="ce39"/>
          <table:table-cell table:style-name="ce35" table:formula="of:=1500 - SUM([.F8:.F55])" office:value-type="float" office:value="64.0554136071021" calcext:value-type="float">
            <text:p>64.06</text:p>
          </table:table-cell>
          <table:table-cell table:style-name="ce39" table:formula="of:=[.F57] / 1500" office:value-type="percentage" office:value="0.0427036090714014" calcext:value-type="percentage">
            <text:p>4.27%</text:p>
          </table:table-cell>
          <table:table-cell table:style-name="ce39" table:formula="of:=[.H56] / 100" office:value-type="percentage" office:value="0.137935848055362" calcext:value-type="percentage">
            <text:p>13.79%</text:p>
          </table:table-cell>
          <table:table-cell table:style-name="ce35"/>
          <table:table-cell table:style-name="ce39" table:formula="of:=[.J56] / 2.5" office:value-type="percentage" office:value="-0.0388262628148707" calcext:value-type="percentage">
            <text:p>-3.88%</text:p>
          </table:table-cell>
          <table:table-cell table:style-name="Default"/>
          <table:table-cell/>
          <table:table-cell office:value-type="string" calcext:value-type="string">
            <text:p>Not a big concern being over by this amount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19" table:number-columns-repeated="3"/>
          <table:table-cell table:style-name="ce37"/>
          <table:table-cell table:style-name="ce19" table:number-columns-repeated="4"/>
          <table:table-cell table:style-name="ce20"/>
          <table:table-cell table:style-name="ce19" table:number-columns-repeated="1015"/>
        </table:table-row>
        <table:table-row table:style-name="ro1">
          <table:table-cell table:style-name="ce19" table:number-columns-repeated="2"/>
          <table:table-cell table:style-name="ce20"/>
          <table:table-cell table:style-name="ce38"/>
          <table:table-cell table:style-name="ce19" table:number-columns-repeated="4"/>
          <table:table-cell table:style-name="ce20"/>
          <table:table-cell table:style-name="ce19" table:number-columns-repeated="1015"/>
        </table:table-row>
        <table:table-row table:style-name="ro1">
          <table:table-cell table:style-name="ce19" table:number-columns-repeated="3"/>
          <table:table-cell table:style-name="ce38"/>
          <table:table-cell table:style-name="ce20"/>
          <table:table-cell table:style-name="ce19" table:number-columns-repeated="3"/>
          <table:table-cell table:style-name="ce20"/>
          <table:table-cell table:style-name="ce19" table:number-columns-repeated="1015"/>
        </table:table-row>
        <table:table-row table:style-name="ro1">
          <table:table-cell table:style-name="ce20"/>
          <table:table-cell/>
          <table:table-cell table:style-name="ce2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9" table:number-columns-repeated="1015"/>
        </table:table-row>
        <table:table-row table:style-name="ro1">
          <table:table-cell table:style-name="ce20"/>
          <table:table-cell/>
          <table:table-cell table:style-name="ce20"/>
          <table:table-cell table:style-name="ce38"/>
          <table:table-cell table:style-name="ce20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0" table:number-columns-repeated="3"/>
          <table:table-cell table:style-name="ce38"/>
          <table:table-cell table:style-name="ce20" table:number-columns-repeated="1020"/>
        </table:table-row>
        <table:table-row table:style-name="ro1">
          <table:table-cell table:style-name="ce20"/>
          <table:table-cell/>
          <table:table-cell table:style-name="ce20"/>
          <table:table-cell table:style-name="ce38"/>
          <table:table-cell table:style-name="ce20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0"/>
          <table:table-cell/>
          <table:table-cell table:style-name="ce2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19"/>
        <table:table-column table:style-name="co2" table:default-cell-style-name="Default"/>
        <table:table-column table:style-name="co2" table:default-cell-style-name="ce20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1015" table:default-cell-style-name="ce19"/>
        <table:table-row table:style-name="ro1">
          <table:table-cell table:style-name="ce18" office:value-type="string" calcext:value-type="string">
            <text:p>System Parameters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18" office:value-type="string" calcext:value-type="string">
            <text:p>+1.2V LDO (TPS7A2012)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9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20" table:formula="of:=[.$D$2] - 0.001 * [.E17] * [.D7]" office:value-type="float" office:value="2.68094166666667" calcext:value-type="float">
            <text:p>2.68094166666667</text:p>
          </table:table-cell>
          <table:table-cell table:style-name="ce20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0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3" office:value-type="percentage" office:value="-0.034" calcext:value-type="percentage">
            <text:p>-3.4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9"/>
          <table:table-cell table:style-name="ce19" table:formula="of:=[.C14] * 2000 / 300" office:value-type="float" office:value="66.6666666666667" calcext:value-type="float">
            <text:p>66.6666666666667</text:p>
          </table:table-cell>
          <table:table-cell table:style-name="ce19" table:formula="of:=[.D14] * 2000 / 300" office:value-type="float" office:value="166.666666666667" calcext:value-type="float">
            <text:p>166.666666666667</text:p>
          </table:table-cell>
          <table:table-cell table:style-name="ce19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9"/>
          <table:table-cell table:number-columns-repeated="3" table:style-name="ce1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9"/>
          <table:table-cell table:style-name="ce19" table:formula="of:=[.C14] + 0.001 * ([.C15] + [.C16])" office:value-type="float" office:value="10.0816666666667" calcext:value-type="float">
            <text:p>10.0816666666667</text:p>
          </table:table-cell>
          <table:table-cell table:style-name="ce19" table:formula="of:=[.D14] + 0.001 * ([.D15] + [.D16])" office:value-type="float" office:value="25.1816666666667" calcext:value-type="float">
            <text:p>25.1816666666667</text:p>
          </table:table-cell>
          <table:table-cell table:style-name="ce19" table:formula="of:=[.E14] + 0.001 * ([.E15] + [.E16])" office:value-type="float" office:value="49.3416666666667" calcext:value-type="float">
            <text:p>49.3416666666667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9"/>
          <table:table-cell table:formula="of:=[.E19] * 0.8" office:value-type="float" office:value="100" calcext:value-type="float">
            <text:p>100</text:p>
          </table:table-cell>
          <table:table-cell table:style-name="ce20" table:formula="of:=[.E19] * 0.9" office:value-type="float" office:value="112.5" calcext:value-type="float">
            <text:p>112.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9"/>
          <table:table-cell table:style-name="ce19" office:value-type="float" office:value="188" calcext:value-type="float">
            <text:p>188</text:p>
          </table:table-cell>
          <table:table-cell table:style-name="ce20" table:formula="of:=[.C20] * 1.1" office:value-type="float" office:value="206.8" calcext:value-type="float">
            <text:p>206.8</text:p>
          </table:table-cell>
          <table:table-cell table:style-name="ce20" table:formula="of:=[.C20] * 1.2" office:value-type="float" office:value="225.6" calcext:value-type="float">
            <text:p>225.6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0" table:formula="of:=1000 * POWER(0.001 * [.E17]; 2) * [.D7]" office:value-type="float" office:value="114.426203263889" calcext:value-type="float">
            <text:p>114.426203263889</text:p>
          </table:table-cell>
          <table:table-cell table:style-name="ce20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LDO Power Dissipation (mW)</text:p>
          </table:table-cell>
          <table:table-cell table:style-name="ce20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20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20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20"/>
          <table:table-cell table:style-name="ce20" table:formula="of:=IF([.E23] &gt; [.C24]; CONCATENATE(&quot;TOO HIGH !  MAXIMUM POWER DISSIPATION OF &quot;; [.C24]; &quot;mW IS EXCEEDED !&quot;); &quot;&quot;)">
            <text:p/>
          </table:table-cell>
          <table:table-cell table:style-name="ce20"/>
          <table:table-cell/>
          <table:table-cell table:style-name="ce20" table:number-columns-repeated="1015"/>
        </table:table-row>
        <table:table-row table:style-name="ro1">
          <table:table-cell table:style-name="ce20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20" table:formula="of:=1000 * ([.D19] - [.$E$3]) / [.D20]" office:value-type="float" office:value="302.224371373308" calcext:value-type="float">
            <text:p>302.224371373308</text:p>
          </table:table-cell>
          <table:table-cell table:style-name="ce20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18" office:value-type="string" calcext:value-type="string">
            <text:p>+1.8V LDO (TPS7A2018)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9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20" table:formula="of:=[.$D$2] - 0.001 * [.E38] * [.D28]" office:value-type="float" office:value="3.338505" calcext:value-type="float">
            <text:p>3.338505</text:p>
          </table:table-cell>
          <table:table-cell table:style-name="ce20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0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3" office:value-type="percentage" office:value="-0.023" calcext:value-type="percentage">
            <text:p>-2.3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9"/>
          <table:table-cell table:style-name="ce19" table:formula="of:=[.C35] * 2000 / 300" office:value-type="float" office:value="200" calcext:value-type="float">
            <text:p>200</text:p>
          </table:table-cell>
          <table:table-cell table:style-name="ce19" table:formula="of:=[.D35] * 2000 / 300" office:value-type="float" office:value="266.666666666667" calcext:value-type="float">
            <text:p>266.666666666667</text:p>
          </table:table-cell>
          <table:table-cell table:style-name="ce19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9"/>
          <table:table-cell table:number-columns-repeated="3" table:style-name="ce1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9"/>
          <table:table-cell table:style-name="ce19" table:formula="of:=[.C35] + 0.001 * ([.C36] + [.C37])" office:value-type="float" office:value="30.215" calcext:value-type="float">
            <text:p>30.215</text:p>
          </table:table-cell>
          <table:table-cell table:style-name="ce19" table:formula="of:=[.D35] + 0.001 * ([.D36] + [.D37])" office:value-type="float" office:value="40.2816666666667" calcext:value-type="float">
            <text:p>40.2816666666667</text:p>
          </table:table-cell>
          <table:table-cell table:style-name="ce19" table:formula="of:=[.E35] + 0.001 * ([.E36] + [.E37])" office:value-type="float" office:value="50.3483333333333" calcext:value-type="float">
            <text:p>50.3483333333333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9"/>
          <table:table-cell table:formula="of:=[.E40] * 0.8" office:value-type="float" office:value="100" calcext:value-type="float">
            <text:p>100</text:p>
          </table:table-cell>
          <table:table-cell table:style-name="ce20" table:formula="of:=[.E40] * 0.9" office:value-type="float" office:value="112.5" calcext:value-type="float">
            <text:p>112.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9"/>
          <table:table-cell table:style-name="ce19" office:value-type="float" office:value="188" calcext:value-type="float">
            <text:p>188</text:p>
          </table:table-cell>
          <table:table-cell table:style-name="ce20" table:formula="of:=[.C41] * 1.1" office:value-type="float" office:value="206.8" calcext:value-type="float">
            <text:p>206.8</text:p>
          </table:table-cell>
          <table:table-cell table:style-name="ce20" table:formula="of:=[.C41] * 1.2" office:value-type="float" office:value="225.6" calcext:value-type="float">
            <text:p>225.6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20" table:formula="of:=1000 * POWER(0.001 * [.E38]; 2) * [.D28]" office:value-type="float" office:value="83.6535040916667" calcext:value-type="float">
            <text:p>83.6535040916667</text:p>
          </table:table-cell>
          <table:table-cell table:style-name="ce20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LDO Power Dissipation (mW)</text:p>
          </table:table-cell>
          <table:table-cell table:style-name="ce20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20" table:formula="of:=1000 * (([.D29] - [.D31]) * (0.001 * [.E35]) + [.D29] * (0.000001 * ([.E36] + [.E37])))" office:value-type="float" office:value="78.0881625750001" calcext:value-type="float">
            <text:p>78.0881625750001</text:p>
          </table:table-cell>
          <table:table-cell table:style-name="ce20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20"/>
          <table:table-cell table:style-name="ce20" table:formula="of:=IF([.E44] &gt; [.C45]; CONCATENATE(&quot;TOO HIGH !  MAXIMUM POWER DISSIPATION OF &quot;; [.C45]; &quot;mW IS EXCEEDED !&quot;); &quot;&quot;)">
            <text:p/>
          </table:table-cell>
          <table:table-cell table:style-name="ce20"/>
          <table:table-cell/>
          <table:table-cell table:style-name="ce20" table:number-columns-repeated="1015"/>
        </table:table-row>
        <table:table-row table:style-name="ro1">
          <table:table-cell table:style-name="ce20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20" table:formula="of:=1000 * ([.D40] - [.$E$3]) / [.D41]" office:value-type="float" office:value="302.224371373308" calcext:value-type="float">
            <text:p>302.224371373308</text:p>
          </table:table-cell>
          <table:table-cell table:style-name="ce20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8" office:value-type="string" calcext:value-type="string">
            <text:p>+2.8V LDO (TPS7A2028)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9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20" table:formula="of:=[.$D$2] - 0.001 * [.E59] * [.D49]" office:value-type="float" office:value="5" calcext:value-type="float">
            <text:p>5</text:p>
          </table:table-cell>
          <table:table-cell table:style-name="ce20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20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3" office:value-type="percentage" office:value="-0.015" calcext:value-type="percentage">
            <text:p>-1.5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9"/>
          <table:table-cell table:style-name="ce19" table:formula="of:=[.C56] * 2000 / 300" office:value-type="float" office:value="200" calcext:value-type="float">
            <text:p>200</text:p>
          </table:table-cell>
          <table:table-cell table:style-name="ce19" table:formula="of:=[.D56] * 2000 / 300" office:value-type="float" office:value="266.666666666667" calcext:value-type="float">
            <text:p>266.666666666667</text:p>
          </table:table-cell>
          <table:table-cell table:style-name="ce19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9"/>
          <table:table-cell table:number-columns-repeated="3" table:style-name="ce1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9"/>
          <table:table-cell table:style-name="ce19" table:formula="of:=[.C56] + 0.001 * ([.C57] + [.C58])" office:value-type="float" office:value="30.215" calcext:value-type="float">
            <text:p>30.215</text:p>
          </table:table-cell>
          <table:table-cell table:style-name="ce19" table:formula="of:=[.D56] + 0.001 * ([.D57] + [.D58])" office:value-type="float" office:value="40.2816666666667" calcext:value-type="float">
            <text:p>40.2816666666667</text:p>
          </table:table-cell>
          <table:table-cell table:style-name="ce19" table:formula="of:=[.E56] + 0.001 * ([.E57] + [.E58])" office:value-type="float" office:value="302.015" calcext:value-type="float">
            <text:p>302.015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9"/>
          <table:table-cell table:formula="of:=[.E61] * 0.8" office:value-type="float" office:value="240" calcext:value-type="float">
            <text:p>240</text:p>
          </table:table-cell>
          <table:table-cell table:style-name="ce20" table:formula="of:=[.E61] * 0.9" office:value-type="float" office:value="270" calcext:value-type="float">
            <text:p>27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9"/>
          <table:table-cell table:style-name="ce19" office:value-type="float" office:value="188" calcext:value-type="float">
            <text:p>188</text:p>
          </table:table-cell>
          <table:table-cell table:style-name="ce20" table:formula="of:=[.C62] * 1.1" office:value-type="float" office:value="206.8" calcext:value-type="float">
            <text:p>206.8</text:p>
          </table:table-cell>
          <table:table-cell table:style-name="ce20" table:formula="of:=[.C62] * 1.2" office:value-type="float" office:value="225.6" calcext:value-type="float">
            <text:p>225.6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0" table:formula="of:=1000 * POWER(0.001 * [.E59]; 2) * [.D49]" office:value-type="float" office:value="0" calcext:value-type="float">
            <text:p>0</text:p>
          </table:table-cell>
          <table:table-cell table:style-name="ce20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LDO Power Dissipation (mW)</text:p>
          </table:table-cell>
          <table:table-cell table:style-name="ce20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20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20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20"/>
          <table:table-cell table:style-name="ce20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20"/>
          <table:table-cell/>
          <table:table-cell table:style-name="ce20" table:number-columns-repeated="1015"/>
        </table:table-row>
        <table:table-row table:style-name="ro1">
          <table:table-cell table:style-name="ce20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20" table:formula="of:=1000 * ([.D61] - [.$E$3]) / [.D62]" office:value-type="float" office:value="1063.82978723404" calcext:value-type="float">
            <text:p>1063.82978723404</text:p>
          </table:table-cell>
          <table:table-cell table:style-name="ce20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18" office:value-type="string" calcext:value-type="string">
            <text:p>+3.3V LDO (TPS7A2033)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9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20" table:formula="of:=[.$D$2] - 0.001 * [.E80] * [.D70]" office:value-type="float" office:value="5" calcext:value-type="float">
            <text:p>5</text:p>
          </table:table-cell>
          <table:table-cell table:style-name="ce20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0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3" office:value-type="percentage" office:value="-0.015" calcext:value-type="percentage">
            <text:p>-1.5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9"/>
          <table:table-cell table:style-name="ce19" table:formula="of:=[.C77] * 2000 / 300" office:value-type="float" office:value="200" calcext:value-type="float">
            <text:p>200</text:p>
          </table:table-cell>
          <table:table-cell table:style-name="ce19" table:formula="of:=[.D77] * 2000 / 300" office:value-type="float" office:value="266.666666666667" calcext:value-type="float">
            <text:p>266.666666666667</text:p>
          </table:table-cell>
          <table:table-cell table:style-name="ce19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9"/>
          <table:table-cell table:number-columns-repeated="3" table:style-name="ce1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9"/>
          <table:table-cell table:style-name="ce19" table:formula="of:=[.C77] + 0.001 * ([.C78] + [.C79])" office:value-type="float" office:value="30.215" calcext:value-type="float">
            <text:p>30.215</text:p>
          </table:table-cell>
          <table:table-cell table:style-name="ce19" table:formula="of:=[.D77] + 0.001 * ([.D78] + [.D79])" office:value-type="float" office:value="40.2816666666667" calcext:value-type="float">
            <text:p>40.2816666666667</text:p>
          </table:table-cell>
          <table:table-cell table:style-name="ce19" table:formula="of:=[.E77] + 0.001 * ([.E78] + [.E79])" office:value-type="float" office:value="302.015" calcext:value-type="float">
            <text:p>302.015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9"/>
          <table:table-cell table:formula="of:=[.E82] * 0.8" office:value-type="float" office:value="100" calcext:value-type="float">
            <text:p>100</text:p>
          </table:table-cell>
          <table:table-cell table:style-name="ce20" table:formula="of:=[.E82] * 0.9" office:value-type="float" office:value="112.5" calcext:value-type="float">
            <text:p>112.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9"/>
          <table:table-cell table:style-name="ce19" office:value-type="float" office:value="188" calcext:value-type="float">
            <text:p>188</text:p>
          </table:table-cell>
          <table:table-cell table:style-name="ce20" table:formula="of:=[.C83] * 1.1" office:value-type="float" office:value="206.8" calcext:value-type="float">
            <text:p>206.8</text:p>
          </table:table-cell>
          <table:table-cell table:style-name="ce20" table:formula="of:=[.C83] * 1.2" office:value-type="float" office:value="225.6" calcext:value-type="float">
            <text:p>225.6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20" table:formula="of:=1000 * POWER(0.001 * [.E80]; 2) * [.D70]" office:value-type="float" office:value="0" calcext:value-type="float">
            <text:p>0</text:p>
          </table:table-cell>
          <table:table-cell table:style-name="ce20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LDO Power Dissipation (mW)</text:p>
          </table:table-cell>
          <table:table-cell table:style-name="ce20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20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20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20"/>
          <table:table-cell table:style-name="ce20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20"/>
          <table:table-cell/>
          <table:table-cell table:style-name="ce20" table:number-columns-repeated="1015"/>
        </table:table-row>
        <table:table-row table:style-name="ro1">
          <table:table-cell table:style-name="ce20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20" table:formula="of:=1000 * ([.D82] - [.$E$3]) / [.D83]" office:value-type="float" office:value="302.224371373308" calcext:value-type="float">
            <text:p>302.224371373308</text:p>
          </table:table-cell>
          <table:table-cell table:style-name="ce20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18" office:value-type="string" calcext:value-type="string">
            <text:p>+3.6V LDO (TPS7A2036)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9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20" table:formula="of:=[.$D$2] - 0.001 * [.E101] * [.D91]" office:value-type="float" office:value="5" calcext:value-type="float">
            <text:p>5</text:p>
          </table:table-cell>
          <table:table-cell table:style-name="ce20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0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3" office:value-type="percentage" office:value="-0.015" calcext:value-type="percentage">
            <text:p>-1.5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9"/>
          <table:table-cell table:style-name="ce19" table:formula="of:=[.C98] * 2000 / 300" office:value-type="float" office:value="200" calcext:value-type="float">
            <text:p>200</text:p>
          </table:table-cell>
          <table:table-cell table:style-name="ce19" table:formula="of:=[.D98] * 2000 / 300" office:value-type="float" office:value="266.666666666667" calcext:value-type="float">
            <text:p>266.666666666667</text:p>
          </table:table-cell>
          <table:table-cell table:style-name="ce19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9"/>
          <table:table-cell table:number-columns-repeated="3" table:style-name="ce1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9"/>
          <table:table-cell table:style-name="ce19" table:formula="of:=[.C98] + 0.001 * ([.C99] + [.C100])" office:value-type="float" office:value="30.215" calcext:value-type="float">
            <text:p>30.215</text:p>
          </table:table-cell>
          <table:table-cell table:style-name="ce19" table:formula="of:=[.D98] + 0.001 * ([.D99] + [.D100])" office:value-type="float" office:value="40.2816666666667" calcext:value-type="float">
            <text:p>40.2816666666667</text:p>
          </table:table-cell>
          <table:table-cell table:style-name="ce19" table:formula="of:=[.E98] + 0.001 * ([.E99] + [.E100])" office:value-type="float" office:value="88.6016666666667" calcext:value-type="float">
            <text:p>88.6016666666667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9"/>
          <table:table-cell table:formula="of:=[.E103] * 0.8" office:value-type="float" office:value="100" calcext:value-type="float">
            <text:p>100</text:p>
          </table:table-cell>
          <table:table-cell table:style-name="ce20" table:formula="of:=[.E103] * 0.9" office:value-type="float" office:value="112.5" calcext:value-type="float">
            <text:p>112.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9"/>
          <table:table-cell table:style-name="ce19" office:value-type="float" office:value="188" calcext:value-type="float">
            <text:p>188</text:p>
          </table:table-cell>
          <table:table-cell table:style-name="ce20" table:formula="of:=[.C104] * 1.1" office:value-type="float" office:value="206.8" calcext:value-type="float">
            <text:p>206.8</text:p>
          </table:table-cell>
          <table:table-cell table:style-name="ce20" table:formula="of:=[.C104] * 1.2" office:value-type="float" office:value="225.6" calcext:value-type="float">
            <text:p>225.6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20" table:formula="of:=1000 * POWER(0.001 * [.E101]; 2) * [.D91]" office:value-type="float" office:value="0" calcext:value-type="float">
            <text:p>0</text:p>
          </table:table-cell>
          <table:table-cell table:style-name="ce20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LDO Power Dissipation (mW)</text:p>
          </table:table-cell>
          <table:table-cell table:style-name="ce20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20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20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20"/>
          <table:table-cell table:style-name="ce20" table:formula="of:=IF([.E107] &gt; [.C108]; CONCATENATE(&quot;TOO HIGH !  MAXIMUM POWER DISSIPATION OF &quot;; [.C108]; &quot;mW IS EXCEEDED !&quot;); &quot;&quot;)">
            <text:p/>
          </table:table-cell>
          <table:table-cell table:style-name="ce20"/>
          <table:table-cell/>
          <table:table-cell table:style-name="ce20" table:number-columns-repeated="1015"/>
        </table:table-row>
        <table:table-row table:style-name="ro1">
          <table:table-cell table:style-name="ce20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20" table:formula="of:=1000 * ([.D103] - [.$E$3]) / [.D104]" office:value-type="float" office:value="302.224371373308" calcext:value-type="float">
            <text:p>302.224371373308</text:p>
          </table:table-cell>
          <table:table-cell table:style-name="ce20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18" office:value-type="string" calcext:value-type="string">
            <text:p>+4.0V LDO (TPS7A2040)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9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20" table:formula="of:=[.$D$2] - 0.001 * [.E122] * [.D112]" office:value-type="float" office:value="5" calcext:value-type="float">
            <text:p>5</text:p>
          </table:table-cell>
          <table:table-cell table:style-name="ce20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20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3" office:value-type="percentage" office:value="-0.015" calcext:value-type="percentage">
            <text:p>-1.5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9"/>
          <table:table-cell table:style-name="ce19" table:formula="of:=[.C119] * 2000 / 300" office:value-type="float" office:value="200" calcext:value-type="float">
            <text:p>200</text:p>
          </table:table-cell>
          <table:table-cell table:style-name="ce19" table:formula="of:=[.D119] * 2000 / 300" office:value-type="float" office:value="266.666666666667" calcext:value-type="float">
            <text:p>266.666666666667</text:p>
          </table:table-cell>
          <table:table-cell table:style-name="ce19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9"/>
          <table:table-cell table:number-columns-repeated="3" table:style-name="ce1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9"/>
          <table:table-cell table:style-name="ce19" table:formula="of:=[.C119] + 0.001 * ([.C120] + [.C121])" office:value-type="float" office:value="30.215" calcext:value-type="float">
            <text:p>30.215</text:p>
          </table:table-cell>
          <table:table-cell table:style-name="ce19" table:formula="of:=[.D119] + 0.001 * ([.D120] + [.D121])" office:value-type="float" office:value="40.2816666666667" calcext:value-type="float">
            <text:p>40.2816666666667</text:p>
          </table:table-cell>
          <table:table-cell table:style-name="ce19" table:formula="of:=[.E119] + 0.001 * ([.E120] + [.E121])" office:value-type="float" office:value="88.6016666666667" calcext:value-type="float">
            <text:p>88.6016666666667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9"/>
          <table:table-cell table:formula="of:=[.E124] * 0.8" office:value-type="float" office:value="100" calcext:value-type="float">
            <text:p>100</text:p>
          </table:table-cell>
          <table:table-cell table:style-name="ce20" table:formula="of:=[.E124] * 0.9" office:value-type="float" office:value="112.5" calcext:value-type="float">
            <text:p>112.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9"/>
          <table:table-cell table:style-name="ce19" office:value-type="float" office:value="188" calcext:value-type="float">
            <text:p>188</text:p>
          </table:table-cell>
          <table:table-cell table:style-name="ce20" table:formula="of:=[.C125] * 1.1" office:value-type="float" office:value="206.8" calcext:value-type="float">
            <text:p>206.8</text:p>
          </table:table-cell>
          <table:table-cell table:style-name="ce20" table:formula="of:=[.C125] * 1.2" office:value-type="float" office:value="225.6" calcext:value-type="float">
            <text:p>225.6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20" table:formula="of:=1000 * POWER(0.001 * [.E122]; 2) * [.D112]" office:value-type="float" office:value="0" calcext:value-type="float">
            <text:p>0</text:p>
          </table:table-cell>
          <table:table-cell table:style-name="ce20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LDO Power Dissipation (mW)</text:p>
          </table:table-cell>
          <table:table-cell table:style-name="ce20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20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20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20"/>
          <table:table-cell table:style-name="ce20" table:formula="of:=IF([.E128] &gt; [.C129]; CONCATENATE(&quot;TOO HIGH !  MAXIMUM POWER DISSIPATION OF &quot;; [.C129]; &quot;mW IS EXCEEDED !&quot;); &quot;&quot;)">
            <text:p/>
          </table:table-cell>
          <table:table-cell table:style-name="ce20"/>
          <table:table-cell/>
          <table:table-cell table:style-name="ce20" table:number-columns-repeated="1015"/>
        </table:table-row>
        <table:table-row table:style-name="ro1">
          <table:table-cell table:style-name="ce20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20" table:formula="of:=1000 * ([.D124] - [.$E$3]) / [.D125]" office:value-type="float" office:value="302.224371373308" calcext:value-type="float">
            <text:p>302.224371373308</text:p>
          </table:table-cell>
          <table:table-cell table:style-name="ce20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0"/>
        <table:table-column table:style-name="co2" table:number-columns-repeated="1015" table:default-cell-style-name="Default"/>
        <table:table-row table:style-name="ro1">
          <table:table-cell table:style-name="ce18" office:value-type="string" calcext:value-type="string">
            <text:p>TPS62851x Synchronous Buck Regulators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3"/>
          <table:table-cell table:style-name="ce18" office:value-type="string" calcext:value-type="string">
            <text:p>See TPS62851x Datasheet and onsemi App Note AND9135D on Synchronous Buck Converters</text:p>
          </table:table-cell>
          <table:table-cell table:style-name="ce22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0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0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High Side Current Limit (ILIMH, A)</text:p>
          </table:table-cell>
          <table:table-cell/>
          <table:table-cell table:style-name="ce20" table:formula="of:=SUMPRODUCT([.$B18:.$B21]; [.C18:.C21])" office:value-type="float" office:value="2.85" calcext:value-type="float">
            <text:p>2.85</text:p>
          </table:table-cell>
          <table:table-cell table:style-name="ce20" table:formula="of:=SUMPRODUCT([.$B18:.$B21]; [.D18:.D21])" office:value-type="float" office:value="3.4" calcext:value-type="float">
            <text:p>3.4</text:p>
          </table:table-cell>
          <table:table-cell table:style-name="ce20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Output Voltage</text:p>
          </table:table-cell>
          <table:table-cell/>
          <table:table-cell table:style-name="ce20" table:formula="of:=([.$C$24] / [.$E$25] + 1) * [.$C$6]" office:value-type="float" office:value="3.12556162076481" calcext:value-type="float">
            <text:p>3.12556162076481</text:p>
          </table:table-cell>
          <table:table-cell table:style-name="ce20" table:formula="of:=([.$D$24] / [.$D$25] + 1) * [.$D$6]" office:value-type="float" office:value="3.31530612244898" calcext:value-type="float">
            <text:p>3.31530612244898</text:p>
          </table:table-cell>
          <table:table-cell table:style-name="ce20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Feedback Divider Current (uA)</text:p>
          </table:table-cell>
          <table:table-cell/>
          <table:table-cell table:style-name="ce20" table:formula="of:=1000 * [.$C$27] / ([.$E$24] + [.$E$25])" office:value-type="float" office:value="28.0196292280954" calcext:value-type="float">
            <text:p>28.0196292280954</text:p>
          </table:table-cell>
          <table:table-cell table:style-name="ce20" table:formula="of:=1000 * [.$D$27] / ([.$D$24] + [.$D$25])" office:value-type="float" office:value="30.6122448979592" calcext:value-type="float">
            <text:p>30.6122448979592</text:p>
          </table:table-cell>
          <table:table-cell table:style-name="ce20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Inductor Peak Current under Limiting (IPEAK, A)</text:p>
          </table:table-cell>
          <table:table-cell/>
          <table:table-cell table:style-name="ce20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20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20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Inductor Current Ratio (LIR)</text:p>
          </table:table-cell>
          <table:table-cell/>
          <table:table-cell table:style-name="ce20" table:formula="of:=([.$C$2] - [.$E$38] - [.$E$27]) * [.$C$35] / ([.$E$30] * [.$E$3] * [.$E$8])" office:value-type="float" office:value="0.0824211268856218" calcext:value-type="float">
            <text:p>0.0824211268856218</text:p>
          </table:table-cell>
          <table:table-cell table:style-name="ce20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20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Delta Inductor Current (dIL, A)</text:p>
          </table:table-cell>
          <table:table-cell/>
          <table:table-cell table:style-name="ce20" table:formula="of:=[.$C$32] * [.$E$3]" office:value-type="float" office:value="0.123631690328433" calcext:value-type="float">
            <text:p>0.123631690328433</text:p>
          </table:table-cell>
          <table:table-cell table:style-name="ce20" table:formula="of:=[.$D$32] * [.$E$3]" office:value-type="float" office:value="0.702084504618174" calcext:value-type="float">
            <text:p>0.702084504618174</text:p>
          </table:table-cell>
          <table:table-cell table:style-name="ce20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Duty Cycle</text:p>
          </table:table-cell>
          <table:table-cell/>
          <table:table-cell table:style-name="ce20" table:formula="of:=[.$C$27] / [.$E$2]" office:value-type="float" office:value="0.520926936794135" calcext:value-type="float">
            <text:p>0.520926936794135</text:p>
          </table:table-cell>
          <table:table-cell table:style-name="ce20" table:formula="of:=[.$D$27] / [.$D$2]" office:value-type="float" office:value="0.663061224489796" calcext:value-type="float">
            <text:p>0.663061224489796</text:p>
          </table:table-cell>
          <table:table-cell table:style-name="ce20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High-Side On Time (ns)</text:p>
          </table:table-cell>
          <table:table-cell/>
          <table:table-cell table:style-name="ce20" table:formula="of:=1000 * [.$C$35] / [.$E$8]" office:value-type="float" office:value="210.475530017832" calcext:value-type="float">
            <text:p>210.475530017832</text:p>
          </table:table-cell>
          <table:table-cell table:style-name="ce20" table:formula="of:=1000 * [.$D$35] / [.$D$8]" office:value-type="float" office:value="294.69387755102" calcext:value-type="float">
            <text:p>294.69387755102</text:p>
          </table:table-cell>
          <table:table-cell table:style-name="ce20" table:formula="of:=1000 * [.$E$35] / [.$C$8]" office:value-type="float" office:value="418.634042446523" calcext:value-type="float">
            <text:p>418.634042446523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0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20" table:formula="of:=[.$C$14] / 1000 * [.$C$35] * [.$E$3]" office:value-type="float" office:value="0.0234417121557361" calcext:value-type="float">
            <text:p>0.0234417121557361</text:p>
          </table:table-cell>
          <table:table-cell table:style-name="ce20" table:formula="of:=[.$D$14] / 1000 * [.$D$35] * [.$E$3]" office:value-type="float" office:value="0.0646484693877551" calcext:value-type="float">
            <text:p>0.0646484693877551</text:p>
          </table:table-cell>
          <table:table-cell table:style-name="ce20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Low-Side Voltage at High-On (VLON, V)</text:p>
          </table:table-cell>
          <table:table-cell/>
          <table:table-cell table:style-name="ce20" table:formula="of:=[.$C$2] - [.$E$38] - [.$E$27]" office:value-type="float" office:value="0.479312057318273" calcext:value-type="float">
            <text:p>0.479312057318273</text:p>
          </table:table-cell>
          <table:table-cell table:style-name="ce20" table:formula="of:=[.$D$2] - [.$D$38] - [.$D$27]" office:value-type="float" office:value="1.62004540816327" calcext:value-type="float">
            <text:p>1.62004540816327</text:p>
          </table:table-cell>
          <table:table-cell table:style-name="ce20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20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Capacitor Voltage Ratio (CVR)</text:p>
          </table:table-cell>
          <table:table-cell/>
          <table:table-cell table:style-name="ce20" table:formula="of:=[.$E$41] / 1000 / [.$E$27]" office:value-type="float" office:value="0.00284244673006346" calcext:value-type="float">
            <text:p>0.00284244673006346</text:p>
          </table:table-cell>
          <table:table-cell table:style-name="ce20" table:formula="of:=[.$E$41] / 1000 / [.$D$27]" office:value-type="float" office:value="0.00301631271160357" calcext:value-type="float">
            <text:p>0.00301631271160357</text:p>
          </table:table-cell>
          <table:table-cell table:style-name="ce20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ipple Minimum Output Capacitance (uF)</text:p>
          </table:table-cell>
          <table:table-cell/>
          <table:table-cell table:style-name="ce20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20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Load Regulation Minimum Output Capacitance (uF)</text:p>
          </table:table-cell>
          <table:table-cell/>
          <table:table-cell table:style-name="ce20" table:formula="of:=[.$E$30] * POWER([.$E$3] * [.$E$33] / 2; 2) / (POWER([.$E$42] / 1000 + [.$C$27]; 2) - POWER([.$C$27]; 2))" office:value-type="float" office:value="35.2878448824909" calcext:value-type="float">
            <text:p>35.2878448824909</text:p>
          </table:table-cell>
          <table:table-cell table:style-name="ce20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6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20"/>
        <table:table-column table:style-name="co3" table:number-columns-repeated="1017" table:default-cell-style-name="Default"/>
        <table:table-row table:style-name="ro1">
          <table:table-cell table:style-name="ce18" office:value-type="string" calcext:value-type="string">
            <text:p>MP5016H Power Switch – OCP, OVP, Inrush Limiting (2.7V-22V, 0.7A-5A)</text:p>
          </table:table-cell>
          <table:table-cell table:style-name="ce22"/>
          <table:table-cell table:style-name="ce18" table:number-columns-repeated="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20" table:formula="of:=IF([.E3] &lt; 0.7; &quot;Current limit cannot is not specified for less than 700mA; at about 380mA load the device enters 'sleep mode', so some margin is required&quot;; &quot;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20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20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6383" table:default-cell-style-name="Default"/>
        <table:table-row table:style-name="ro1">
          <table:table-cell table:style-name="ce18" office:value-type="string" calcext:value-type="string">
            <text:p>MSF Signal and Propagation Properties</text:p>
          </table:table-cell>
          <table:table-cell table:style-name="ce22"/>
          <table:table-cell table:style-name="ce18" table:number-columns-repeated="3"/>
          <table:table-cell table:style-name="ce22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Speed of Light (c, m/s)</text:p>
          </table:table-cell>
          <table:table-cell/>
          <table:table-cell table:style-name="ce19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19" office:value-type="string" calcext:value-type="string">
            <text:p>Permiability of Free Space (u0, H/m)</text:p>
          </table:table-cell>
          <table:table-cell/>
          <table:table-cell table:style-name="ce19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Impedance of Free Space (Z0, ohms)</text:p>
          </table:table-cell>
          <table:table-cell/>
          <table:table-cell table:style-name="ce20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Magnetic Field Strength (B, uT)</text:p>
          </table:table-cell>
          <table:table-cell/>
          <table:table-cell table:style-name="ce20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Wavelength (lambda, m)</text:p>
          </table:table-cell>
          <table:table-cell/>
          <table:table-cell table:style-name="ce20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Period (t, us)</text:p>
          </table:table-cell>
          <table:table-cell/>
          <table:table-cell table:style-name="ce20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Electric Field Strength (E, mV/m)</text:p>
          </table:table-cell>
          <table:table-cell/>
          <table:table-cell table:style-name="ce20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Magnetic Field Strength (B, uT)</text:p>
          </table:table-cell>
          <table:table-cell/>
          <table:table-cell table:style-name="ce20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8" office:value-type="string" calcext:value-type="string">
            <text:p>Front-End</text:p>
          </table:table-cell>
          <table:table-cell table:style-name="ce22"/>
          <table:table-cell table:style-name="ce18" table:number-columns-repeated="3"/>
          <table:table-cell table:style-name="ce22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20" office:value-type="string" calcext:value-type="string">
            <text:p>ADC LSb (uV)</text:p>
          </table:table-cell>
          <table:table-cell/>
          <table:table-cell table:style-name="ce20" table:formula="of:=1000000 * [.C$24] / POWER(2; [.$D$25])" office:value-type="float" office:value="75.531005859375" calcext:value-type="float">
            <text:p>75.531005859375</text:p>
          </table:table-cell>
          <table:table-cell table:style-name="ce20" table:formula="of:=1000000 * [.D$24] / POWER(2; [.$D$25])" office:value-type="float" office:value="76.7822265625" calcext:value-type="float">
            <text:p>76.7822265625</text:p>
          </table:table-cell>
          <table:table-cell table:style-name="ce20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20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Variable Gain Block (V/V)</text:p>
          </table:table-cell>
          <table:table-cell/>
          <table:table-cell table:style-name="ce20" table:formula="of:=POWER(10; [.C28] / 20)" office:value-type="float" office:value="1.69824365246174" calcext:value-type="float">
            <text:p>1.69824365246174</text:p>
          </table:table-cell>
          <table:table-cell table:style-name="ce20" table:formula="of:=POWER(10; [.D28] / 20)" office:value-type="float" office:value="10" calcext:value-type="float">
            <text:p>10</text:p>
          </table:table-cell>
          <table:table-cell table:style-name="ce20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20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20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Filter Insertion Loss (V/V)</text:p>
          </table:table-cell>
          <table:table-cell/>
          <table:table-cell table:style-name="ce20" table:formula="of:=POWER(10; [.C31] / 20)" office:value-type="float" office:value="0.944060876285923" calcext:value-type="float">
            <text:p>0.944060876285923</text:p>
          </table:table-cell>
          <table:table-cell table:style-name="ce20" table:formula="of:=POWER(10; [.D31] / 20)" office:value-type="float" office:value="1.18850222743702" calcext:value-type="float">
            <text:p>1.18850222743702</text:p>
          </table:table-cell>
          <table:table-cell table:style-name="ce20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Total Gain Range (dB)</text:p>
          </table:table-cell>
          <table:table-cell/>
          <table:table-cell table:style-name="ce20" table:formula="of:=[.C$28] + [.C$31]" office:value-type="float" office:value="4.1" calcext:value-type="float">
            <text:p>4.1</text:p>
          </table:table-cell>
          <table:table-cell table:style-name="ce20" table:formula="of:=[.D$28] + [.D$31]" office:value-type="float" office:value="21.5" calcext:value-type="float">
            <text:p>21.5</text:p>
          </table:table-cell>
          <table:table-cell table:style-name="ce20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Total Gain Range (V/V)</text:p>
          </table:table-cell>
          <table:table-cell/>
          <table:table-cell table:style-name="ce20" table:formula="of:=POWER(10; [.C35] / 20)" office:value-type="float" office:value="15.4037302242768" calcext:value-type="float">
            <text:p>15.4037302242768</text:p>
          </table:table-cell>
          <table:table-cell table:style-name="ce20" table:formula="of:=POWER(10; [.D35] / 20)" office:value-type="float" office:value="118.850222743702" calcext:value-type="float">
            <text:p>118.850222743702</text:p>
          </table:table-cell>
          <table:table-cell table:style-name="ce20" table:formula="of:=POWER(10; [.E35] / 20)" office:value-type="float" office:value="280139.336735252" calcext:value-type="float">
            <text:p>280139.33673525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Total Minimum Gain (dB)</text:p>
          </table:table-cell>
          <table:table-cell/>
          <table:table-cell table:style-name="ce20" table:formula="of:=[.$C$28] + [.C$31]" office:value-type="float" office:value="4.1" calcext:value-type="float">
            <text:p>4.1</text:p>
          </table:table-cell>
          <table:table-cell table:style-name="ce20" table:formula="of:=[.$C$28] + [.D$31]" office:value-type="float" office:value="6.1" calcext:value-type="float">
            <text:p>6.1</text:p>
          </table:table-cell>
          <table:table-cell table:style-name="ce20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Total Minimum Gain (V/V)</text:p>
          </table:table-cell>
          <table:table-cell/>
          <table:table-cell table:style-name="ce20" table:formula="of:=POWER(10; [.C38] / 20)" office:value-type="float" office:value="15.4037302242768" calcext:value-type="float">
            <text:p>15.4037302242768</text:p>
          </table:table-cell>
          <table:table-cell table:style-name="ce20" table:formula="of:=POWER(10; [.D38] / 20)" office:value-type="float" office:value="20.1836636368156" calcext:value-type="float">
            <text:p>20.1836636368156</text:p>
          </table:table-cell>
          <table:table-cell table:style-name="ce20" table:formula="of:=POWER(10; [.E38] / 20)" office:value-type="float" office:value="26.4468587720439" calcext:value-type="float">
            <text:p>26.446858772043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Total Maximum Gain (dB)</text:p>
          </table:table-cell>
          <table:table-cell/>
          <table:table-cell table:style-name="ce20" table:formula="of:=[.$E$28] + [.C$31]" office:value-type="float" office:value="84.6" calcext:value-type="float">
            <text:p>84.6</text:p>
          </table:table-cell>
          <table:table-cell table:style-name="ce20" table:formula="of:=[.$E$28] + [.D$31]" office:value-type="float" office:value="86.6" calcext:value-type="float">
            <text:p>86.6</text:p>
          </table:table-cell>
          <table:table-cell table:style-name="ce20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Total Maximum Gain (V/V)</text:p>
          </table:table-cell>
          <table:table-cell/>
          <table:table-cell table:style-name="ce20" table:formula="of:=POWER(10; [.C41] / 20)" office:value-type="float" office:value="163164.586216912" calcext:value-type="float">
            <text:p>163164.586216912</text:p>
          </table:table-cell>
          <table:table-cell table:style-name="ce20" table:formula="of:=POWER(10; [.D41] / 20)" office:value-type="float" office:value="213796.208950223" calcext:value-type="float">
            <text:p>213796.208950223</text:p>
          </table:table-cell>
          <table:table-cell table:style-name="ce20" table:formula="of:=POWER(10; [.E41] / 20)" office:value-type="float" office:value="280139.336735252" calcext:value-type="float">
            <text:p>280139.33673525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Full-Scale Input at Minimum Gain (mVpp)</text:p>
          </table:table-cell>
          <table:table-cell/>
          <table:table-cell table:style-name="ce20" table:formula="of:=1000 * [.$C$24] / [.$E$39]" office:value-type="float" office:value="93.5838929429396" calcext:value-type="float">
            <text:p>93.5838929429396</text:p>
          </table:table-cell>
          <table:table-cell table:style-name="ce20" table:formula="of:=1000 * [.$D$24] / [.$D$39]" office:value-type="float" office:value="124.655268006485" calcext:value-type="float">
            <text:p>124.655268006485</text:p>
          </table:table-cell>
          <table:table-cell table:style-name="ce20" table:formula="of:=1000 * [.$E$24] / [.$C$39]" office:value-type="float" office:value="165.998752430115" calcext:value-type="float">
            <text:p>165.998752430115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Full-Scale Input at Maximum Gain (uVpp)</text:p>
          </table:table-cell>
          <table:table-cell/>
          <table:table-cell table:style-name="ce20" table:formula="of:=1000000 * [.$C$24] / [.$E$42]" office:value-type="float" office:value="8.83488919779595" calcext:value-type="float">
            <text:p>8.83488919779595</text:p>
          </table:table-cell>
          <table:table-cell table:style-name="ce20" table:formula="of:=1000000 * [.$D$24] / [.$D$42]" office:value-type="float" office:value="11.7682161547859" calcext:value-type="float">
            <text:p>11.7682161547859</text:p>
          </table:table-cell>
          <table:table-cell table:style-name="ce20" table:formula="of:=1000000 * [.$E$24] / [.$C$42]" office:value-type="float" office:value="15.6712927681544" calcext:value-type="float">
            <text:p>15.671292768154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ADC LSb at Maximum Gain (nV)</text:p>
          </table:table-cell>
          <table:table-cell/>
          <table:table-cell table:style-name="ce20" table:formula="of:=1000 * [.$C$26] / [.$E$42]" office:value-type="float" office:value="0.269619421319457" calcext:value-type="float">
            <text:p>0.269619421319457</text:p>
          </table:table-cell>
          <table:table-cell table:style-name="ce20" table:formula="of:=1000 * [.$D$26] / [.$D$42]" office:value-type="float" office:value="0.359137455895566" calcext:value-type="float">
            <text:p>0.359137455895566</text:p>
          </table:table-cell>
          <table:table-cell table:style-name="ce20" table:formula="of:=1000 * [.$E$26] / [.$C$42]" office:value-type="float" office:value="0.4782499013719" calcext:value-type="float">
            <text:p>0.4782499013719</text:p>
          </table:table-cell>
          <table:table-cell table:number-columns-repeated="16379"/>
        </table:table-row>
        <table:table-row table:style-name="ro1">
          <table:table-cell table:style-name="ce20"/>
          <table:table-cell/>
          <table:table-cell table:style-name="ce20" table:number-columns-repeated="3"/>
          <table:table-cell table:number-columns-repeated="16379"/>
        </table:table-row>
        <table:table-row table:style-name="ro1">
          <table:table-cell table:style-name="ce20" office:value-type="string" calcext:value-type="string">
            <text:p>Op-Amp Noise Across Gains (uVrms)</text:p>
          </table:table-cell>
          <table:table-cell/>
          <table:table-cell table:style-name="ce19" office:value-type="float" office:value="19.1" calcext:value-type="float">
            <text:p>19.1</text:p>
          </table:table-cell>
          <table:table-cell table:style-name="ce19"/>
          <table:table-cell table:style-name="ce19" office:value-type="float" office:value="3300" calcext:value-type="float">
            <text:p>3300</text:p>
          </table:table-cell>
          <table:table-cell table:number-columns-repeated="2"/>
          <table:table-cell table:style-name="ce20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Min Gain – Min Input-Referred Noise (nVrms)</text:p>
          </table:table-cell>
          <table:table-cell/>
          <table:table-cell table:style-name="ce20" table:formula="of:=1000 * [.C$49] / [.$E$39]" office:value-type="float" office:value="722.20297180208" calcext:value-type="float">
            <text:p>722.20297180208</text:p>
          </table:table-cell>
          <table:table-cell table:style-name="ce19" table:number-columns-repeated="2"/>
          <table:table-cell table:number-columns-repeated="2"/>
          <table:table-cell table:style-name="ce20"/>
          <table:table-cell table:number-columns-repeated="16376"/>
        </table:table-row>
        <table:table-row table:style-name="ro1">
          <table:table-cell table:style-name="ce20" office:value-type="string" calcext:value-type="string">
            <text:p>Max Gain – Min Input-Referred Noise (nVrms)</text:p>
          </table:table-cell>
          <table:table-cell/>
          <table:table-cell table:style-name="ce20" table:formula="of:=1000 * [.E$49] / [.$E$42]" office:value-type="float" office:value="11.7798522637279" calcext:value-type="float">
            <text:p>11.7798522637279</text:p>
          </table:table-cell>
          <table:table-cell table:style-name="ce19"/>
          <table:table-cell table:style-name="ce20"/>
          <table:table-cell table:number-columns-repeated="2"/>
          <table:table-cell table:style-name="ce20"/>
          <table:table-cell table:number-columns-repeated="16376"/>
        </table:table-row>
        <table:table-row table:style-name="ro1">
          <table:table-cell table:style-name="ce19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20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20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Total PSRR &lt;= 60.5kHz (dB)</text:p>
          </table:table-cell>
          <table:table-cell/>
          <table:table-cell table:style-name="ce20" table:formula="of:=[.C53] + [.C54]" office:value-type="float" office:value="-170" calcext:value-type="float">
            <text:p>-170</text:p>
          </table:table-cell>
          <table:table-cell table:style-name="ce20" table:formula="of:=[.D53] + [.D54]" office:value-type="float" office:value="-135" calcext:value-type="float">
            <text:p>-135</text:p>
          </table:table-cell>
          <table:table-cell table:style-name="ce20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20"/>
          <table:table-cell table:number-columns-repeated="16376"/>
        </table:table-row>
        <table:table-row table:style-name="ro1">
          <table:table-cell table:style-name="ce20" office:value-type="string" calcext:value-type="string">
            <text:p>Maximum Input Power Rail Ripple &lt;= 60.5kHz (mVrms)</text:p>
          </table:table-cell>
          <table:table-cell/>
          <table:table-cell table:style-name="ce20" table:formula="of:=0.5 * MAX([.$C$47]; [.$C$51]) * POWER(10; [.E55] / -20) / 1000000" office:value-type="float" office:value="0.371629215134537" calcext:value-type="float">
            <text:p>0.371629215134537</text:p>
          </table:table-cell>
          <table:table-cell table:style-name="ce20" table:number-columns-repeated="2"/>
          <table:table-cell table:number-columns-repeated="2"/>
          <table:table-cell table:style-name="ce20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0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20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20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20"/>
          <table:table-cell table:number-columns-repeated="16376"/>
        </table:table-row>
        <table:table-row table:style-name="ro1">
          <table:table-cell table:style-name="ce20" office:value-type="string" calcext:value-type="string">
            <text:p>Total OOB PSRR (dB)</text:p>
          </table:table-cell>
          <table:table-cell/>
          <table:table-cell table:style-name="ce20" table:formula="of:=SUM([.C58:.C60])" office:value-type="float" office:value="-198.7" calcext:value-type="float">
            <text:p>-198.7</text:p>
          </table:table-cell>
          <table:table-cell table:style-name="ce20" table:formula="of:=SUM([.D58:.D60])" office:value-type="float" office:value="-167.5" calcext:value-type="float">
            <text:p>-167.5</text:p>
          </table:table-cell>
          <table:table-cell table:style-name="ce20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20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Maximum OOB Input Power Rail Ripple (mVrms)</text:p>
          </table:table-cell>
          <table:table-cell/>
          <table:table-cell table:style-name="ce20" table:formula="of:=0.5 * MAX([.$C$47]; [.$C$51]) * POWER(10; [.E61] / -20) / 1000000" office:value-type="float" office:value="208.982465318205" calcext:value-type="float">
            <text:p>208.982465318205</text:p>
          </table:table-cell>
          <table:table-cell table:style-name="ce20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8" office:value-type="string" calcext:value-type="string">
            <text:p>Poor Man’s Programmable Gain Amplifier</text:p>
          </table:table-cell>
          <table:table-cell table:style-name="ce22"/>
          <table:table-cell table:style-name="ce18" table:number-columns-repeated="3"/>
          <table:table-cell table:style-name="ce22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/>
          <table:table-cell table:style-name="ce20" office:value-type="string" calcext:value-type="string">
            <text:p>V/V</text:p>
          </table:table-cell>
          <table:table-cell table:style-name="ce20" office:value-type="string" calcext:value-type="string">
            <text:p>dB</text:p>
          </table:table-cell>
          <table:table-cell/>
          <table:table-cell table:style-name="ce20" office:value-type="string" calcext:value-type="string">
            <text:p>V/V</text:p>
          </table:table-cell>
          <table:table-cell table:style-name="ce20" office:value-type="string" calcext:value-type="string">
            <text:p>dB</text:p>
          </table:table-cell>
          <table:table-cell/>
          <table:table-cell table:style-name="ce20" office:value-type="string" calcext:value-type="string">
            <text:p>V/V</text:p>
          </table:table-cell>
          <table:table-cell table:style-name="ce20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0" office:value-type="string" calcext:value-type="string">
            <text:p>Min Gain</text:p>
          </table:table-cell>
          <table:table-cell table:style-name="ce20" table:formula="of:=MIN([.$F$11:.$F$26])" office:value-type="float" office:value="1.42553191489362" calcext:value-type="float">
            <text:p>1.42553191489362</text:p>
          </table:table-cell>
          <table:table-cell table:style-name="ce20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20" table:formula="of:=MIN([.$H$11:.$H$26])" office:value-type="float" office:value="1.2" calcext:value-type="float">
            <text:p>1.2</text:p>
          </table:table-cell>
          <table:table-cell table:style-name="ce20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0" table:formula="of:=MIN([.$J$11:.$J$266])" office:value-type="float" office:value="1.71063829787234" calcext:value-type="float">
            <text:p>1.71063829787234</text:p>
          </table:table-cell>
          <table:table-cell table:style-name="ce20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0" office:value-type="string" calcext:value-type="string">
            <text:p>Max Gain</text:p>
          </table:table-cell>
          <table:table-cell table:style-name="ce20" table:formula="of:=MAX([.$F$11:.$F$26])" office:value-type="float" office:value="194.829787234043" calcext:value-type="float">
            <text:p>194.829787234043</text:p>
          </table:table-cell>
          <table:table-cell table:style-name="ce20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20" table:formula="of:=MAX([.$H$11:.$H$26])" office:value-type="float" office:value="92.1" calcext:value-type="float">
            <text:p>92.1</text:p>
          </table:table-cell>
          <table:table-cell table:style-name="ce20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0" table:formula="of:=MAX([.$J$11:.$J$266])" office:value-type="float" office:value="17943.8234042553" calcext:value-type="float">
            <text:p>17943.8234042553</text:p>
          </table:table-cell>
          <table:table-cell table:style-name="ce20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11:33:24.3990602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3-19T13:07:30.804104573</dc:date>
    <dc:creator>Pete Restall</dc:creator>
    <meta:editing-duration>P14DT2H7M5S</meta:editing-duration>
    <meta:editing-cycles>328</meta:editing-cycles>
    <meta:generator>LibreOffice/7.6.5.2$Linux_X86_64 LibreOffice_project/60$Build-2</meta:generator>
    <meta:document-statistic meta:table-count="10" meta:cell-count="2045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